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fo:font-size="36pt" officeooo:rsid="00040593" officeooo:paragraph-rsid="00040593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style:font-name="Cantarell Extra Bold" fo:font-size="36pt" fo:font-weight="bold" officeooo:rsid="00040593" officeooo:paragraph-rsid="00040593" style:font-size-asian="36pt" style:font-weight-asian="bold" style:font-size-complex="3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3">SAMPLE PDF FILE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1:51:54.741515151</meta:creation-date>
    <dc:date>2023-11-27T21:52:46.921773512</dc:date>
    <meta:editing-duration>PT52S</meta:editing-duration>
    <meta:editing-cycles>1</meta:editing-cycles>
    <meta:document-statistic meta:table-count="0" meta:image-count="0" meta:object-count="0" meta:page-count="1" meta:paragraph-count="1" meta:word-count="3" meta:character-count="15" meta:non-whitespace-character-count="13"/>
    <meta:generator>LibreOffice/7.4.7.2$Linux_X86_64 LibreOffice_project/40$Build-2</meta:generator>
  </office:meta>
</office:document-meta>
</file>